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8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4934" calcext:value-type="float">
            <text:p>114,934</text:p>
          </table:table-cell>
          <table:table-cell table:style-name="ce38" office:value-type="float" office:value="3707" calcext:value-type="float">
            <text:p>3,707</text:p>
          </table:table-cell>
          <table:table-cell table:style-name="ce38" office:value-type="float" office:value="8078" calcext:value-type="float">
            <text:p>8,078</text:p>
          </table:table-cell>
          <table:table-cell table:style-name="ce38" office:value-type="float" office:value="3868" calcext:value-type="float">
            <text:p>3,868</text:p>
          </table:table-cell>
          <table:table-cell table:style-name="ce38" office:value-type="float" office:value="12273" calcext:value-type="float">
            <text:p>12,273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8229" calcext:value-type="float">
            <text:p>38,229</text:p>
          </table:table-cell>
          <table:table-cell table:style-name="ce38" office:value-type="float" office:value="45599" calcext:value-type="float">
            <text:p>45,599</text:p>
          </table:table-cell>
          <table:table-cell table:style-name="ce38" office:value-type="float" office:value="2820" calcext:value-type="float">
            <text:p>2,82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3951" calcext:value-type="float">
            <text:p>113,951</text:p>
          </table:table-cell>
          <table:table-cell table:style-name="ce38" office:value-type="float" office:value="5502" calcext:value-type="float">
            <text:p>5,502</text:p>
          </table:table-cell>
          <table:table-cell table:style-name="ce38" office:value-type="float" office:value="8074" calcext:value-type="float">
            <text:p>8,074</text:p>
          </table:table-cell>
          <table:table-cell table:style-name="ce38" office:value-type="float" office:value="4119" calcext:value-type="float">
            <text:p>4,119</text:p>
          </table:table-cell>
          <table:table-cell table:style-name="ce38" office:value-type="float" office:value="11675" calcext:value-type="float">
            <text:p>11,675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223" calcext:value-type="float">
            <text:p>38,223</text:p>
          </table:table-cell>
          <table:table-cell table:style-name="ce38" office:value-type="float" office:value="45594" calcext:value-type="float">
            <text:p>45,594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26" calcext:value-type="float">
            <text:p>26</text:p>
          </table:table-cell>
          <table:table-cell table:style-name="ce62" office:value-type="float" office:value="983" calcext:value-type="float">
            <text:p>983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2254" calcext:value-type="float">
            <text:p>52,254</text:p>
          </table:table-cell>
          <table:table-cell table:style-name="ce39" office:value-type="float" office:value="1776" calcext:value-type="float">
            <text:p>1,776</text:p>
          </table:table-cell>
          <table:table-cell table:style-name="ce39" office:value-type="float" office:value="3839" calcext:value-type="float">
            <text:p>3,839</text:p>
          </table:table-cell>
          <table:table-cell table:style-name="ce39" office:value-type="float" office:value="1832" calcext:value-type="float">
            <text:p>1,832</text:p>
          </table:table-cell>
          <table:table-cell table:style-name="ce39" office:value-type="float" office:value="5618" calcext:value-type="float">
            <text:p>5,618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7796" calcext:value-type="float">
            <text:p>17,796</text:p>
          </table:table-cell>
          <table:table-cell table:style-name="ce39" office:value-type="float" office:value="20705" calcext:value-type="float">
            <text:p>20,705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2493" calcext:value-type="float">
            <text:p>52,493</text:p>
          </table:table-cell>
          <table:table-cell table:style-name="ce39" office:value-type="float" office:value="2486" calcext:value-type="float">
            <text:p>2,486</text:p>
          </table:table-cell>
          <table:table-cell table:style-name="ce39" office:value-type="float" office:value="3697" calcext:value-type="float">
            <text:p>3,697</text:p>
          </table:table-cell>
          <table:table-cell table:style-name="ce39" office:value-type="float" office:value="1881" calcext:value-type="float">
            <text:p>1,881</text:p>
          </table:table-cell>
          <table:table-cell table:style-name="ce39" office:value-type="float" office:value="5557" calcext:value-type="float">
            <text:p>5,557</text:p>
          </table:table-cell>
          <table:table-cell table:style-name="ce39" office:value-type="float" office:value="348" calcext:value-type="float">
            <text:p>3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791" calcext:value-type="float">
            <text:p>17,791</text:p>
          </table:table-cell>
          <table:table-cell table:style-name="ce39" office:value-type="float" office:value="20705" calcext:value-type="float">
            <text:p>20,705</text:p>
          </table:table-cell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11" calcext:value-type="float">
            <text:p>11</text:p>
          </table:table-cell>
          <table:table-cell table:style-name="ce63" office:value-type="float" office:value="-239" calcext:value-type="float">
            <text:p><text:s text:c="7"/>－239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2680" calcext:value-type="float">
            <text:p>62,680</text:p>
          </table:table-cell>
          <table:table-cell table:style-name="ce40" office:value-type="float" office:value="1931" calcext:value-type="float">
            <text:p>1,931</text:p>
          </table:table-cell>
          <table:table-cell table:style-name="ce40" office:value-type="float" office:value="4239" calcext:value-type="float">
            <text:p>4,239</text:p>
          </table:table-cell>
          <table:table-cell table:style-name="ce40" office:value-type="float" office:value="2036" calcext:value-type="float">
            <text:p>2,036</text:p>
          </table:table-cell>
          <table:table-cell table:style-name="ce40" office:value-type="float" office:value="6655" calcext:value-type="float">
            <text:p>6,655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433" calcext:value-type="float">
            <text:p>20,433</text:p>
          </table:table-cell>
          <table:table-cell table:style-name="ce40" office:value-type="float" office:value="24894" calcext:value-type="float">
            <text:p>24,894</text:p>
          </table:table-cell>
          <table:table-cell table:style-name="ce40" office:value-type="float" office:value="2335" calcext:value-type="float">
            <text:p>2,33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1458" calcext:value-type="float">
            <text:p>61,458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4377" calcext:value-type="float">
            <text:p>4,377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0" office:value-type="float" office:value="6118" calcext:value-type="float">
            <text:p>6,118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432" calcext:value-type="float">
            <text:p>20,432</text:p>
          </table:table-cell>
          <table:table-cell table:style-name="ce40" office:value-type="float" office:value="24889" calcext:value-type="float">
            <text:p>24,889</text:p>
          </table:table-cell>
          <table:table-cell table:style-name="ce40" office:value-type="float" office:value="21" calcext:value-type="float">
            <text:p>21</text:p>
          </table:table-cell>
          <table:table-cell table:style-name="ce46" office:value-type="float" office:value="15" calcext:value-type="float">
            <text:p>15</text:p>
          </table:table-cell>
          <table:table-cell table:style-name="ce64" office:value-type="float" office:value="1222" calcext:value-type="float">
            <text:p>1,222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14027" calcext:value-type="float">
            <text:p>114,027</text:p>
          </table:table-cell>
          <table:table-cell table:style-name="ce38" office:value-type="float" office:value="3702" calcext:value-type="float">
            <text:p>3,702</text:p>
          </table:table-cell>
          <table:table-cell table:style-name="ce38" office:value-type="float" office:value="8025" calcext:value-type="float">
            <text:p>8,025</text:p>
          </table:table-cell>
          <table:table-cell table:style-name="ce38" office:value-type="float" office:value="3835" calcext:value-type="float">
            <text:p>3,835</text:p>
          </table:table-cell>
          <table:table-cell table:style-name="ce38" office:value-type="float" office:value="11659" calcext:value-type="float">
            <text:p>11,659</text:p>
          </table:table-cell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8227" calcext:value-type="float">
            <text:p>38,227</text:p>
          </table:table-cell>
          <table:table-cell table:style-name="ce38" office:value-type="float" office:value="45409" calcext:value-type="float">
            <text:p>45,409</text:p>
          </table:table-cell>
          <table:table-cell table:style-name="ce38" office:value-type="float" office:value="2810" calcext:value-type="float">
            <text:p>2,8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3389" calcext:value-type="float">
            <text:p>113,389</text:p>
          </table:table-cell>
          <table:table-cell table:style-name="ce38" office:value-type="float" office:value="5483" calcext:value-type="float">
            <text:p>5,483</text:p>
          </table:table-cell>
          <table:table-cell table:style-name="ce38" office:value-type="float" office:value="8001" calcext:value-type="float">
            <text:p>8,001</text:p>
          </table:table-cell>
          <table:table-cell table:style-name="ce38" office:value-type="float" office:value="4103" calcext:value-type="float">
            <text:p>4,103</text:p>
          </table:table-cell>
          <table:table-cell table:style-name="ce38" office:value-type="float" office:value="11414" calcext:value-type="float">
            <text:p>11,414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221" calcext:value-type="float">
            <text:p>38,221</text:p>
          </table:table-cell>
          <table:table-cell table:style-name="ce38" office:value-type="float" office:value="45404" calcext:value-type="float">
            <text:p>45,404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25" calcext:value-type="float">
            <text:p>25</text:p>
          </table:table-cell>
          <table:table-cell table:style-name="ce65" office:value-type="float" office:value="638" calcext:value-type="float">
            <text:p>638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1808" calcext:value-type="float">
            <text:p>51,808</text:p>
          </table:table-cell>
          <table:table-cell table:style-name="ce39" office:value-type="float" office:value="1773" calcext:value-type="float">
            <text:p>1,773</text:p>
          </table:table-cell>
          <table:table-cell table:style-name="ce39" office:value-type="float" office:value="3813" calcext:value-type="float">
            <text:p>3,813</text:p>
          </table:table-cell>
          <table:table-cell table:style-name="ce39" office:value-type="float" office:value="1817" calcext:value-type="float">
            <text:p>1,817</text:p>
          </table:table-cell>
          <table:table-cell table:style-name="ce39" office:value-type="float" office:value="5311" calcext:value-type="float">
            <text:p>5,311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7795" calcext:value-type="float">
            <text:p>17,795</text:p>
          </table:table-cell>
          <table:table-cell table:style-name="ce39" office:value-type="float" office:value="20611" calcext:value-type="float">
            <text:p>20,611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2193" calcext:value-type="float">
            <text:p>52,193</text:p>
          </table:table-cell>
          <table:table-cell table:style-name="ce39" office:value-type="float" office:value="2477" calcext:value-type="float">
            <text:p>2,477</text:p>
          </table:table-cell>
          <table:table-cell table:style-name="ce39" office:value-type="float" office:value="3666" calcext:value-type="float">
            <text:p>3,666</text:p>
          </table:table-cell>
          <table:table-cell table:style-name="ce39" office:value-type="float" office:value="1872" calcext:value-type="float">
            <text:p>1,872</text:p>
          </table:table-cell>
          <table:table-cell table:style-name="ce39" office:value-type="float" office:value="5402" calcext:value-type="float">
            <text:p>5,402</text:p>
          </table:table-cell>
          <table:table-cell table:style-name="ce39" office:value-type="float" office:value="348" calcext:value-type="float">
            <text:p>3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790" calcext:value-type="float">
            <text:p>17,790</text:p>
          </table:table-cell>
          <table:table-cell table:style-name="ce39" office:value-type="float" office:value="20611" calcext:value-type="float">
            <text:p>20,611</text:p>
          </table:table-cell>
          <table:table-cell table:style-name="ce39" office:value-type="float" office:value="17" calcext:value-type="float">
            <text:p>17</text:p>
          </table:table-cell>
          <table:table-cell table:style-name="ce45" office:value-type="float" office:value="10" calcext:value-type="float">
            <text:p>10</text:p>
          </table:table-cell>
          <table:table-cell table:style-name="ce66" office:value-type="float" office:value="-385" calcext:value-type="float">
            <text:p><text:s text:c="7"/>－385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62219" calcext:value-type="float">
            <text:p>62,219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4212" calcext:value-type="float">
            <text:p>4,212</text:p>
          </table:table-cell>
          <table:table-cell table:style-name="ce40" office:value-type="float" office:value="2018" calcext:value-type="float">
            <text:p>2,018</text:p>
          </table:table-cell>
          <table:table-cell table:style-name="ce40" office:value-type="float" office:value="6348" calcext:value-type="float">
            <text:p>6,348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432" calcext:value-type="float">
            <text:p>20,432</text:p>
          </table:table-cell>
          <table:table-cell table:style-name="ce40" office:value-type="float" office:value="24798" calcext:value-type="float">
            <text:p>24,798</text:p>
          </table:table-cell>
          <table:table-cell table:style-name="ce40" office:value-type="float" office:value="2325" calcext:value-type="float">
            <text:p>2,32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1196" calcext:value-type="float">
            <text:p>61,196</text:p>
          </table:table-cell>
          <table:table-cell table:style-name="ce40" office:value-type="float" office:value="3006" calcext:value-type="float">
            <text:p>3,006</text:p>
          </table:table-cell>
          <table:table-cell table:style-name="ce40" office:value-type="float" office:value="4335" calcext:value-type="float">
            <text:p>4,335</text:p>
          </table:table-cell>
          <table:table-cell table:style-name="ce40" office:value-type="float" office:value="2231" calcext:value-type="float">
            <text:p>2,231</text:p>
          </table:table-cell>
          <table:table-cell table:style-name="ce40" office:value-type="float" office:value="6012" calcext:value-type="float">
            <text:p>6,012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431" calcext:value-type="float">
            <text:p>20,431</text:p>
          </table:table-cell>
          <table:table-cell table:style-name="ce40" office:value-type="float" office:value="24793" calcext:value-type="float">
            <text:p>24,793</text:p>
          </table:table-cell>
          <table:table-cell table:style-name="ce40" office:value-type="float" office:value="21" calcext:value-type="float">
            <text:p>21</text:p>
          </table:table-cell>
          <table:table-cell table:style-name="ce46" office:value-type="float" office:value="15" calcext:value-type="float">
            <text:p>15</text:p>
          </table:table-cell>
          <table:table-cell table:style-name="ce67" office:value-type="float" office:value="1023" calcext:value-type="float">
            <text:p>1,023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9801" calcext:value-type="float">
            <text:p>89,801</text:p>
          </table:table-cell>
          <table:table-cell table:style-name="ce38" office:value-type="float" office:value="2268" calcext:value-type="float">
            <text:p>2,268</text:p>
          </table:table-cell>
          <table:table-cell table:style-name="ce38" office:value-type="float" office:value="7840" calcext:value-type="float">
            <text:p>7,840</text:p>
          </table:table-cell>
          <table:table-cell table:style-name="ce38" office:value-type="float" office:value="3608" calcext:value-type="float">
            <text:p>3,6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8227" calcext:value-type="float">
            <text:p>38,227</text:p>
          </table:table-cell>
          <table:table-cell table:style-name="ce38" office:value-type="float" office:value="35386" calcext:value-type="float">
            <text:p>35,386</text:p>
          </table:table-cell>
          <table:table-cell table:style-name="ce38" office:value-type="float" office:value="2203" calcext:value-type="float">
            <text:p>2,20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9197" calcext:value-type="float">
            <text:p>89,197</text:p>
          </table:table-cell>
          <table:table-cell table:style-name="ce38" office:value-type="float" office:value="3249" calcext:value-type="float">
            <text:p>3,249</text:p>
          </table:table-cell>
          <table:table-cell table:style-name="ce38" office:value-type="float" office:value="7774" calcext:value-type="float">
            <text:p>7,774</text:p>
          </table:table-cell>
          <table:table-cell table:style-name="ce38" office:value-type="float" office:value="3918" calcext:value-type="float">
            <text:p>3,9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14" calcext:value-type="float">
            <text:p>6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221" calcext:value-type="float">
            <text:p>38,221</text:p>
          </table:table-cell>
          <table:table-cell table:style-name="ce38" office:value-type="float" office:value="35381" calcext:value-type="float">
            <text:p>35,381</text:p>
          </table:table-cell>
          <table:table-cell table:style-name="ce38" office:value-type="float" office:value="17" calcext:value-type="float">
            <text:p>17</text:p>
          </table:table-cell>
          <table:table-cell table:style-name="ce44" office:value-type="float" office:value="23" calcext:value-type="float">
            <text:p>23</text:p>
          </table:table-cell>
          <table:table-cell table:style-name="ce65" office:value-type="float" office:value="604" calcext:value-type="float">
            <text:p>604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0897" calcext:value-type="float">
            <text:p>40,897</text:p>
          </table:table-cell>
          <table:table-cell table:style-name="ce39" office:value-type="float" office:value="1096" calcext:value-type="float">
            <text:p>1,096</text:p>
          </table:table-cell>
          <table:table-cell table:style-name="ce39" office:value-type="float" office:value="3715" calcext:value-type="float">
            <text:p>3,715</text:p>
          </table:table-cell>
          <table:table-cell table:style-name="ce39" office:value-type="float" office:value="1706" calcext:value-type="float">
            <text:p>1,7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7795" calcext:value-type="float">
            <text:p>17,795</text:p>
          </table:table-cell>
          <table:table-cell table:style-name="ce39" office:value-type="float" office:value="16108" calcext:value-type="float">
            <text:p>16,108</text:p>
          </table:table-cell>
          <table:table-cell table:style-name="ce39" office:value-type="float" office:value="316" calcext:value-type="float">
            <text:p>3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1029" calcext:value-type="float">
            <text:p>41,029</text:p>
          </table:table-cell>
          <table:table-cell table:style-name="ce39" office:value-type="float" office:value="1480" calcext:value-type="float">
            <text:p>1,480</text:p>
          </table:table-cell>
          <table:table-cell table:style-name="ce39" office:value-type="float" office:value="3555" calcext:value-type="float">
            <text:p>3,555</text:p>
          </table:table-cell>
          <table:table-cell table:style-name="ce39" office:value-type="float" office:value="1774" calcext:value-type="float">
            <text:p>1,7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790" calcext:value-type="float">
            <text:p>17,790</text:p>
          </table:table-cell>
          <table:table-cell table:style-name="ce39" office:value-type="float" office:value="16108" calcext:value-type="float">
            <text:p>16,108</text:p>
          </table:table-cell>
          <table:table-cell table:style-name="ce39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66" office:value-type="float" office:value="-132" calcext:value-type="float">
            <text:p><text:s text:c="7"/>－132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8904" calcext:value-type="float">
            <text:p>48,904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4125" calcext:value-type="float">
            <text:p>4,125</text:p>
          </table:table-cell>
          <table:table-cell table:style-name="ce40" office:value-type="float" office:value="1902" calcext:value-type="float">
            <text:p>1,9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432" calcext:value-type="float">
            <text:p>20,432</text:p>
          </table:table-cell>
          <table:table-cell table:style-name="ce40" office:value-type="float" office:value="19278" calcext:value-type="float">
            <text:p>19,278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8168" calcext:value-type="float">
            <text:p>48,168</text:p>
          </table:table-cell>
          <table:table-cell table:style-name="ce40" office:value-type="float" office:value="1769" calcext:value-type="float">
            <text:p>1,769</text:p>
          </table:table-cell>
          <table:table-cell table:style-name="ce40" office:value-type="float" office:value="4219" calcext:value-type="float">
            <text:p>4,219</text:p>
          </table:table-cell>
          <table:table-cell table:style-name="ce40" office:value-type="float" office:value="2144" calcext:value-type="float">
            <text:p>2,1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431" calcext:value-type="float">
            <text:p>20,431</text:p>
          </table:table-cell>
          <table:table-cell table:style-name="ce40" office:value-type="float" office:value="19273" calcext:value-type="float">
            <text:p>19,273</text:p>
          </table:table-cell>
          <table:table-cell table:style-name="ce40" office:value-type="float" office:value="11" calcext:value-type="float">
            <text:p>11</text:p>
          </table:table-cell>
          <table:table-cell table:style-name="ce46" office:value-type="float" office:value="14" calcext:value-type="float">
            <text:p>14</text:p>
          </table:table-cell>
          <table:table-cell table:style-name="ce67" office:value-type="float" office:value="736" calcext:value-type="float">
            <text:p>73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130" calcext:value-type="float">
            <text:p>21,130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5162" calcext:value-type="float">
            <text:p>5,162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69" calcext:value-type="float">
            <text:p>6,669</text:p>
          </table:table-cell>
          <table:table-cell table:style-name="ce41" office:value-type="float" office:value="7577" calcext:value-type="float">
            <text:p>7,577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256" calcext:value-type="float">
            <text:p>18,256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4249" calcext:value-type="float">
            <text:p>4,249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34" calcext:value-type="float">
            <text:p>4,934</text:p>
          </table:table-cell>
          <table:table-cell table:style-name="ce41" office:value-type="float" office:value="7576" calcext:value-type="float">
            <text:p>7,576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style-name="ce68" office:value-type="float" office:value="2874" calcext:value-type="float">
            <text:p>2,87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561" calcext:value-type="float">
            <text:p>9,561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2419" calcext:value-type="float">
            <text:p>2,419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45" calcext:value-type="float">
            <text:p>3,045</text:p>
          </table:table-cell>
          <table:table-cell table:style-name="ce42" office:value-type="float" office:value="3431" calcext:value-type="float">
            <text:p>3,431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414" calcext:value-type="float">
            <text:p>8,414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1901" calcext:value-type="float">
            <text:p>1,901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12" calcext:value-type="float">
            <text:p>2,412</text:p>
          </table:table-cell>
          <table:table-cell table:style-name="ce42" office:value-type="float" office:value="3431" calcext:value-type="float">
            <text:p>3,43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147" calcext:value-type="float">
            <text:p>1,14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569" calcext:value-type="float">
            <text:p>11,569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2743" calcext:value-type="float">
            <text:p>2,743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24" calcext:value-type="float">
            <text:p>3,624</text:p>
          </table:table-cell>
          <table:table-cell table:style-name="ce43" office:value-type="float" office:value="4146" calcext:value-type="float">
            <text:p>4,146</text:p>
          </table:table-cell>
          <table:table-cell table:style-name="ce43" office:value-type="float" office:value="461" calcext:value-type="float">
            <text:p>4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42" calcext:value-type="float">
            <text:p>9,842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2348" calcext:value-type="float">
            <text:p>2,34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2" calcext:value-type="float">
            <text:p>2,522</text:p>
          </table:table-cell>
          <table:table-cell table:style-name="ce43" office:value-type="float" office:value="4145" calcext:value-type="float">
            <text:p>4,14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70" office:value-type="float" office:value="1727" calcext:value-type="float">
            <text:p>1,72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97" calcext:value-type="float">
            <text:p>2,29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72" calcext:value-type="float">
            <text:p>2,27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1266" calcext:value-type="float">
            <text:p>1,26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25" calcext:value-type="float">
            <text:p>2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84" calcext:value-type="float">
            <text:p>1,08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7" calcext:value-type="float">
            <text:p>1,07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604" calcext:value-type="float">
            <text:p>60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7" calcext:value-type="float">
            <text:p>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13" calcext:value-type="float">
            <text:p>1,21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95" calcext:value-type="float">
            <text:p>1,19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662" calcext:value-type="float">
            <text:p>6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462" calcext:value-type="float">
            <text:p>10,462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32" calcext:value-type="float">
            <text:p>3,932</text:p>
          </table:table-cell>
          <table:table-cell table:style-name="ce41" office:value-type="float" office:value="5000" calcext:value-type="float">
            <text:p>5,000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80" calcext:value-type="float">
            <text:p>13,980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44" calcext:value-type="float">
            <text:p>7,144</text:p>
          </table:table-cell>
          <table:table-cell table:style-name="ce41" office:value-type="float" office:value="5000" calcext:value-type="float">
            <text:p>5,0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518" calcext:value-type="float">
            <text:p><text:s text:c="7"/>－3,51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98" calcext:value-type="float">
            <text:p>4,798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9" calcext:value-type="float">
            <text:p>1,869</text:p>
          </table:table-cell>
          <table:table-cell table:style-name="ce42" office:value-type="float" office:value="2279" calcext:value-type="float">
            <text:p>2,27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95" calcext:value-type="float">
            <text:p>6,495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478" calcext:value-type="float">
            <text:p>478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4" calcext:value-type="float">
            <text:p>3,354</text:p>
          </table:table-cell>
          <table:table-cell table:style-name="ce42" office:value-type="float" office:value="2279" calcext:value-type="float">
            <text:p>2,27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1697" calcext:value-type="float">
            <text:p><text:s text:c="7"/>－1,69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664" calcext:value-type="float">
            <text:p>5,664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63" calcext:value-type="float">
            <text:p>2,063</text:p>
          </table:table-cell>
          <table:table-cell table:style-name="ce43" office:value-type="float" office:value="2721" calcext:value-type="float">
            <text:p>2,721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85" calcext:value-type="float">
            <text:p>7,485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90" calcext:value-type="float">
            <text:p>3,790</text:p>
          </table:table-cell>
          <table:table-cell table:style-name="ce43" office:value-type="float" office:value="2721" calcext:value-type="float">
            <text:p>2,72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821" calcext:value-type="float">
            <text:p><text:s text:c="7"/>－1,82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984" calcext:value-type="float">
            <text:p>2,98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907" calcext:value-type="float">
            <text:p>9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35" calcext:value-type="float">
            <text:p>635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10" calcext:value-type="float">
            <text:p>910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6" calcext:value-type="float">
            <text:p>1,10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415" calcext:value-type="float">
            <text:p>4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06" calcext:value-type="float">
            <text:p>30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72" calcext:value-type="float">
            <text:p>1,57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492" calcext:value-type="float">
            <text:p>49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3" calcext:value-type="float">
            <text:p>1,24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0" calcext:value-type="float">
            <text:p>630</text:p>
          </table:table-cell>
          <table:table-cell table:style-name="ce43" office:value-type="float" office:value="492" calcext:value-type="float">
            <text:p>49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29" calcext:value-type="float">
            <text:p>329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206" calcext:value-type="float">
            <text:p>2,20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312" calcext:value-type="float">
            <text:p>312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4" calcext:value-type="float">
            <text:p>99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59" calcext:value-type="float">
            <text:p>85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98" calcext:value-type="float">
            <text:p>498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35" calcext:value-type="float">
            <text:p>135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212" calcext:value-type="float">
            <text:p>1,21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5" calcext:value-type="float">
            <text:p>1,0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6" calcext:value-type="float">
            <text:p>576</text:p>
          </table:table-cell>
          <table:table-cell table:style-name="ce43" office:value-type="float" office:value="385" calcext:value-type="float">
            <text:p>3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77" calcext:value-type="float">
            <text:p>17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063" calcext:value-type="float">
            <text:p>6,063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2050" calcext:value-type="float">
            <text:p>2,050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04" calcext:value-type="float">
            <text:p>5,504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2049" calcext:value-type="float">
            <text:p>2,049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559" calcext:value-type="float">
            <text:p>55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88" calcext:value-type="float">
            <text:p>2,68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5" calcext:value-type="float">
            <text:p>1,585</text:p>
          </table:table-cell>
          <table:table-cell table:style-name="ce42" office:value-type="float" office:value="925" calcext:value-type="float">
            <text:p>9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0" calcext:value-type="float">
            <text:p>2,510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924" calcext:value-type="float">
            <text:p>92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178" calcext:value-type="float">
            <text:p>17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75" calcext:value-type="float">
            <text:p>3,37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37" calcext:value-type="float">
            <text:p>1,937</text:p>
          </table:table-cell>
          <table:table-cell table:style-name="ce43" office:value-type="float" office:value="1125" calcext:value-type="float">
            <text:p>1,125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94" calcext:value-type="float">
            <text:p>2,994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0" calcext:value-type="float">
            <text:p>1,600</text:p>
          </table:table-cell>
          <table:table-cell table:style-name="ce43" office:value-type="float" office:value="1125" calcext:value-type="float">
            <text:p>1,1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381" calcext:value-type="float">
            <text:p>38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15" calcext:value-type="float">
            <text:p>3,81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84" calcext:value-type="float">
            <text:p>4,28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2007" calcext:value-type="float">
            <text:p>2,0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69" calcext:value-type="float">
            <text:p><text:s text:c="7"/>－46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85" calcext:value-type="float">
            <text:p>1,68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911" calcext:value-type="float">
            <text:p>9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5" calcext:value-type="float">
            <text:p>1,96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911" calcext:value-type="float">
            <text:p>9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80" calcext:value-type="float">
            <text:p><text:s text:c="7"/>－28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30" calcext:value-type="float">
            <text:p>2,13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1096" calcext:value-type="float">
            <text:p>1,096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19" calcext:value-type="float">
            <text:p>2,31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8" calcext:value-type="float">
            <text:p>1,038</text:p>
          </table:table-cell>
          <table:table-cell table:style-name="ce43" office:value-type="float" office:value="1096" calcext:value-type="float">
            <text:p>1,0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89" calcext:value-type="float">
            <text:p><text:s text:c="7"/>－18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48" calcext:value-type="float">
            <text:p><text:s text:c="7"/>－14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90" calcext:value-type="float">
            <text:p><text:s text:c="7"/>－9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04" calcext:value-type="float">
            <text:p>1,00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62" calcext:value-type="float">
            <text:p>1,06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319" calcext:value-type="float">
            <text:p>3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58" calcext:value-type="float">
            <text:p><text:s text:c="7"/>－5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47" calcext:value-type="float">
            <text:p>2,84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7" calcext:value-type="float">
            <text:p>1,567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8" calcext:value-type="float">
            <text:p>1,478</text:p>
          </table:table-cell>
          <table:table-cell table:style-name="ce41" office:value-type="float" office:value="1014" calcext:value-type="float">
            <text:p>1,0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8" calcext:value-type="float">
            <text:p>7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40" calcext:value-type="float">
            <text:p>1,34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5" calcext:value-type="float">
            <text:p>1,29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9" calcext:value-type="float">
            <text:p>679</text:p>
          </table:table-cell>
          <table:table-cell table:style-name="ce42" office:value-type="float" office:value="473" calcext:value-type="float">
            <text:p>4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5" calcext:value-type="float">
            <text:p>4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07" calcext:value-type="float">
            <text:p>1,50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541" calcext:value-type="float">
            <text:p>541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4" calcext:value-type="float">
            <text:p>1,47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9" calcext:value-type="float">
            <text:p>799</text:p>
          </table:table-cell>
          <table:table-cell table:style-name="ce43" office:value-type="float" office:value="541" calcext:value-type="float">
            <text:p>5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3" calcext:value-type="float">
            <text:p>3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94" calcext:value-type="float">
            <text:p>2,19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63" calcext:value-type="float">
            <text:p>2,263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2"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69" calcext:value-type="float">
            <text:p><text:s text:c="7"/>－69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8" calcext:value-type="float">
            <text:p>1,0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284" calcext:value-type="float">
            <text:p>2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5" calcext:value-type="float">
            <text:p><text:s text:c="7"/>－3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01" calcext:value-type="float">
            <text:p>1,20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5" calcext:value-type="float">
            <text:p>1,23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6" calcext:value-type="float">
            <text:p>786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34" calcext:value-type="float">
            <text:p><text:s text:c="7"/>－34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902" calcext:value-type="float">
            <text:p>3,90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6" calcext:value-type="float">
            <text:p>2,066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3" calcext:value-type="float">
            <text:p>3,853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4" calcext:value-type="float">
            <text:p>1,994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49" calcext:value-type="float">
            <text:p>49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59" calcext:value-type="float">
            <text:p>1,75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2" calcext:value-type="float">
            <text:p>962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6" calcext:value-type="float">
            <text:p>1,7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629" calcext:value-type="float">
            <text:p>6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3" calcext:value-type="float">
            <text:p>23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143" calcext:value-type="float">
            <text:p>2,14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4" calcext:value-type="float">
            <text:p>1,104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7" calcext:value-type="float">
            <text:p>2,11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2" calcext:value-type="float">
            <text:p>1,092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26" calcext:value-type="float">
            <text:p>26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396" calcext:value-type="float">
            <text:p>5,39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4" calcext:value-type="float">
            <text:p>1,454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45" calcext:value-type="float">
            <text:p>5,145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736" calcext:value-type="float">
            <text:p>1,7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51" calcext:value-type="float">
            <text:p>25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67" calcext:value-type="float">
            <text:p>2,367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03" calcext:value-type="float">
            <text:p>10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26" calcext:value-type="float">
            <text:p>2,92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032" calcext:value-type="float">
            <text:p>1,0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78" calcext:value-type="float">
            <text:p>2,778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956" calcext:value-type="float">
            <text:p>9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48" calcext:value-type="float">
            <text:p>14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572" calcext:value-type="float">
            <text:p>1,57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2" calcext:value-type="float">
            <text:p>3,85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93" calcext:value-type="float">
            <text:p>1,493</text:p>
          </table:table-cell>
          <table:table-cell table:style-name="ce41" office:value-type="float" office:value="1573" calcext:value-type="float">
            <text:p>1,57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680" calcext:value-type="float">
            <text:p><text:s text:c="7"/>－68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13" calcext:value-type="float">
            <text:p>1,41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9" calcext:value-type="float">
            <text:p>1,68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5" calcext:value-type="float">
            <text:p>655</text:p>
          </table:table-cell>
          <table:table-cell table:style-name="ce42" office:value-type="float" office:value="683" calcext:value-type="float">
            <text:p>6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76" calcext:value-type="float">
            <text:p><text:s text:c="7"/>－27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59" calcext:value-type="float">
            <text:p>1,75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3" calcext:value-type="float">
            <text:p>2,16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890" calcext:value-type="float">
            <text:p>89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04" calcext:value-type="float">
            <text:p><text:s text:c="7"/>－40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417" calcext:value-type="float">
            <text:p>4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36" calcext:value-type="float">
            <text:p><text:s text:c="7"/>－23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175" calcext:value-type="float">
            <text:p>17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175" calcext:value-type="float">
            <text:p>1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7" calcext:value-type="float">
            <text:p><text:s text:c="7"/>－11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242" calcext:value-type="float">
            <text:p>24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19" calcext:value-type="float">
            <text:p><text:s text:c="7"/>－11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1136" calcext:value-type="float">
            <text:p>1,1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8" calcext:value-type="float">
            <text:p><text:s text:c="7"/>－3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26" calcext:value-type="float">
            <text:p>1,02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532" calcext:value-type="float">
            <text:p>5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6" calcext:value-type="float">
            <text:p>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7" calcext:value-type="float">
            <text:p>1,17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604" calcext:value-type="float">
            <text:p>6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4" calcext:value-type="float">
            <text:p><text:s text:c="7"/>－4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74" calcext:value-type="float">
            <text:p>17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91" calcext:value-type="float">
            <text:p>91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85" calcext:value-type="float">
            <text:p>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8" calcext:value-type="float">
            <text:p>5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89" calcext:value-type="float">
            <text:p>8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3" calcext:value-type="float">
            <text:p>33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1162" calcext:value-type="float">
            <text:p>1,16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88" calcext:value-type="float">
            <text:p><text:s text:c="7"/>－88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545" calcext:value-type="float">
            <text:p>54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40" calcext:value-type="float">
            <text:p>1,14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6" calcext:value-type="float">
            <text:p>386</text:p>
          </table:table-cell>
          <table:table-cell table:style-name="ce42" office:value-type="float" office:value="545" calcext:value-type="float">
            <text:p>5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0" calcext:value-type="float">
            <text:p><text:s text:c="7"/>－40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251" calcext:value-type="float">
            <text:p>1,25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617" calcext:value-type="float">
            <text:p>61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9" calcext:value-type="float">
            <text:p>1,29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617" calcext:value-type="float">
            <text:p>61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-48" calcext:value-type="float">
            <text:p><text:s text:c="7"/>－4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50" calcext:value-type="float">
            <text:p>2,5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0" calcext:value-type="float">
            <text:p>1,360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299" calcext:value-type="float">
            <text:p>29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05" calcext:value-type="float">
            <text:p>1,20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6" calcext:value-type="float">
            <text:p>1,06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139" calcext:value-type="float">
            <text:p>13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45" calcext:value-type="float">
            <text:p>1,34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3" calcext:value-type="float">
            <text:p>703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5" calcext:value-type="float">
            <text:p>1,18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494" calcext:value-type="float">
            <text:p>4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60" calcext:value-type="float">
            <text:p>16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528" calcext:value-type="float">
            <text:p>7,528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58" calcext:value-type="float">
            <text:p>3,758</text:p>
          </table:table-cell>
          <table:table-cell table:style-name="ce41" office:value-type="float" office:value="3070" calcext:value-type="float">
            <text:p>3,070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30" calcext:value-type="float">
            <text:p>6,930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29" calcext:value-type="float">
            <text:p>3,129</text:p>
          </table:table-cell>
          <table:table-cell table:style-name="ce41" office:value-type="float" office:value="3070" calcext:value-type="float">
            <text:p>3,0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598" calcext:value-type="float">
            <text:p>59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17" calcext:value-type="float">
            <text:p>3,417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8" calcext:value-type="float">
            <text:p>1,728</text:p>
          </table:table-cell>
          <table:table-cell table:style-name="ce42" office:value-type="float" office:value="1378" calcext:value-type="float">
            <text:p>1,37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66" calcext:value-type="float">
            <text:p>3,166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8" calcext:value-type="float">
            <text:p>1,448</text:p>
          </table:table-cell>
          <table:table-cell table:style-name="ce42" office:value-type="float" office:value="1378" calcext:value-type="float">
            <text:p>1,3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251" calcext:value-type="float">
            <text:p>25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111" calcext:value-type="float">
            <text:p>4,111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0" calcext:value-type="float">
            <text:p>2,030</text:p>
          </table:table-cell>
          <table:table-cell table:style-name="ce43" office:value-type="float" office:value="1692" calcext:value-type="float">
            <text:p>1,692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64" calcext:value-type="float">
            <text:p>3,764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1" calcext:value-type="float">
            <text:p>1,681</text:p>
          </table:table-cell>
          <table:table-cell table:style-name="ce43" office:value-type="float" office:value="1692" calcext:value-type="float">
            <text:p>1,6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347" calcext:value-type="float">
            <text:p>34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47" calcext:value-type="float">
            <text:p><text:s text:c="7"/>－4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36" calcext:value-type="float">
            <text:p><text:s text:c="7"/>－3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15" calcext:value-type="float">
            <text:p>81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33" calcext:value-type="float">
            <text:p>533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6" calcext:value-type="float">
            <text:p>82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220" calcext:value-type="float">
            <text:p>2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1" calcext:value-type="float">
            <text:p><text:s text:c="7"/>－1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37" calcext:value-type="float">
            <text:p>3,837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0" calcext:value-type="float">
            <text:p>1,730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11" calcext:value-type="float">
            <text:p>3,711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5" calcext:value-type="float">
            <text:p>1,575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26" calcext:value-type="float">
            <text:p>12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14" calcext:value-type="float">
            <text:p>1,71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5" calcext:value-type="float">
            <text:p>775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3" calcext:value-type="float">
            <text:p>1,67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41" calcext:value-type="float">
            <text:p>4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23" calcext:value-type="float">
            <text:p>2,123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5" calcext:value-type="float">
            <text:p>955</text:p>
          </table:table-cell>
          <table:table-cell table:style-name="ce43" office:value-type="float" office:value="911" calcext:value-type="float">
            <text:p>91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8" calcext:value-type="float">
            <text:p>2,038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911" calcext:value-type="float">
            <text:p>9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85" calcext:value-type="float">
            <text:p>85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5642" calcext:value-type="float">
            <text:p>15,642</text:p>
          </table:table-cell>
          <table:table-cell table:style-name="ce44" office:value-type="float" office:value="1185" calcext:value-type="float">
            <text:p>1,18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7757" calcext:value-type="float">
            <text:p>7,757</text:p>
          </table:table-cell>
          <table:table-cell table:style-name="ce44" office:value-type="float" office:value="73" calcext:value-type="float">
            <text:p>7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957" calcext:value-type="float">
            <text:p>5,957</text:p>
          </table:table-cell>
          <table:table-cell table:style-name="ce44" office:value-type="float" office:value="442" calcext:value-type="float">
            <text:p>44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918" calcext:value-type="float">
            <text:p>15,918</text:p>
          </table:table-cell>
          <table:table-cell table:style-name="ce44" office:value-type="float" office:value="1882" calcext:value-type="float">
            <text:p>1,88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7822" calcext:value-type="float">
            <text:p>7,822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957" calcext:value-type="float">
            <text:p>5,95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276" calcext:value-type="float">
            <text:p><text:s text:c="7"/>－276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7057" calcext:value-type="float">
            <text:p>7,057</text:p>
          </table:table-cell>
          <table:table-cell table:style-name="ce45" office:value-type="float" office:value="546" calcext:value-type="float">
            <text:p>54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11" calcext:value-type="float">
            <text:p>111</text:p>
          </table:table-cell>
          <table:table-cell table:style-name="ce45" office:value-type="float" office:value="3546" calcext:value-type="float">
            <text:p>3,546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677" calcext:value-type="float">
            <text:p>2,677</text:p>
          </table:table-cell>
          <table:table-cell table:style-name="ce45" office:value-type="float" office:value="145" calcext:value-type="float">
            <text:p>14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7335" calcext:value-type="float">
            <text:p>7,335</text:p>
          </table:table-cell>
          <table:table-cell table:style-name="ce45" office:value-type="float" office:value="818" calcext:value-type="float">
            <text:p>81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3705" calcext:value-type="float">
            <text:p>3,705</text:p>
          </table:table-cell>
          <table:table-cell table:style-name="ce45" office:value-type="float" office:value="26" calcext:value-type="float">
            <text:p>2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677" calcext:value-type="float">
            <text:p>2,677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278" calcext:value-type="float">
            <text:p><text:s text:c="7"/>－278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585" calcext:value-type="float">
            <text:p>8,585</text:p>
          </table:table-cell>
          <table:table-cell table:style-name="ce46" office:value-type="float" office:value="639" calcext:value-type="float">
            <text:p>63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4211" calcext:value-type="float">
            <text:p>4,211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280" calcext:value-type="float">
            <text:p>3,280</text:p>
          </table:table-cell>
          <table:table-cell table:style-name="ce46" office:value-type="float" office:value="297" calcext:value-type="float">
            <text:p>29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583" calcext:value-type="float">
            <text:p>8,583</text:p>
          </table:table-cell>
          <table:table-cell table:style-name="ce46" office:value-type="float" office:value="1064" calcext:value-type="float">
            <text:p>1,06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4117" calcext:value-type="float">
            <text:p>4,117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280" calcext:value-type="float">
            <text:p>3,28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8584" calcext:value-type="float">
            <text:p>8,584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02" calcext:value-type="float">
            <text:p>3,902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274" calcext:value-type="float">
            <text:p>8,274</text:p>
          </table:table-cell>
          <table:table-cell table:style-name="ce44" office:value-type="float" office:value="352" calcext:value-type="float">
            <text:p>352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92" calcext:value-type="float">
            <text:p>3,592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310" calcext:value-type="float">
            <text:p>310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854" calcext:value-type="float">
            <text:p>3,854</text:p>
          </table:table-cell>
          <table:table-cell table:style-name="ce45" office:value-type="float" office:value="131" calcext:value-type="float">
            <text:p>131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765" calcext:value-type="float">
            <text:p>1,765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826" calcext:value-type="float">
            <text:p>1,82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829" calcext:value-type="float">
            <text:p>3,829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11" calcext:value-type="float">
            <text:p>11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697" calcext:value-type="float">
            <text:p>1,697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826" calcext:value-type="float">
            <text:p>1,82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25" calcext:value-type="float">
            <text:p>25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730" calcext:value-type="float">
            <text:p>4,730</text:p>
          </table:table-cell>
          <table:table-cell table:style-name="ce46" office:value-type="float" office:value="118" calcext:value-type="float">
            <text:p>118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137" calcext:value-type="float">
            <text:p>2,137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240" calcext:value-type="float">
            <text:p>2,240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445" calcext:value-type="float">
            <text:p>4,445</text:p>
          </table:table-cell>
          <table:table-cell table:style-name="ce46" office:value-type="float" office:value="173" calcext:value-type="float">
            <text:p>173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95" calcext:value-type="float">
            <text:p>1,89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240" calcext:value-type="float">
            <text:p>2,24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285" calcext:value-type="float">
            <text:p>285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907" calcext:value-type="float">
            <text:p>90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614" calcext:value-type="float">
            <text:p>61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2" calcext:value-type="float">
            <text:p>56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61" calcext:value-type="float">
            <text:p>26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345" calcext:value-type="float">
            <text:p>345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46" calcext:value-type="float">
            <text:p>44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307" calcext:value-type="float">
            <text:p>30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4" calcext:value-type="float">
            <text:p>9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55" calcext:value-type="float">
            <text:p>15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4" calcext:value-type="float">
            <text:p>9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146" calcext:value-type="float">
            <text:p>146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461" calcext:value-type="float">
            <text:p>46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07" calcext:value-type="float">
            <text:p>30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62" calcext:value-type="float">
            <text:p>26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6" calcext:value-type="float">
            <text:p>10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6" calcext:value-type="float">
            <text:p>9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199" calcext:value-type="float">
            <text:p>19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27" calcext:value-type="float">
            <text:p>5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98" calcext:value-type="float">
            <text:p>19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28" calcext:value-type="float">
            <text:p>32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26" calcext:value-type="float">
            <text:p>12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77" calcext:value-type="float">
            <text:p>2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8" calcext:value-type="float">
            <text:p>7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4" calcext:value-type="float">
            <text:p>9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02" calcext:value-type="float">
            <text:p>20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7" calcext:value-type="float">
            <text:p>8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3" calcext:value-type="float">
            <text:p>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" calcext:value-type="float">
            <text:p><text:s text:c="7"/>－3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9月7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07T18:13:00</meta:creation-date>
    <dc:creator>user</dc:creator>
    <dc:date>2010-09-07T18:13:24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